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style:style>
    <style:style style:name="P2" style:family="paragraph" style:parent-style-name="Standard">
      <style:paragraph-properties fo:text-align="start" style:justify-single-word="false"/>
      <style:text-properties style:font-name="Calib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ITRE 0 <text:tab/>THANOR</text:p>
      <text:p text:style-name="P2"><text:tab/></text:p>
      <text:p text:style-name="P2"><text:tab/>C'est une journée comme les autres pour Thanor, il s'est levé, travaille et se couchera comme il a l'habitude, comme tout le monde a l'habitude à Vaporium. Cela faisait bientot un demi-siècle qu'il était venu au monde, peu après la venue au pouvoir de Belod et presque 30 ans qu'il avait repris la forge de son père, qu'il fournissait et réparait les pioches des mineurs, à qui il allait parfois rendre visite après sa journée de travail. Il aimait ce qu'il faisait et le faisait bien, c'était un homme droit et juste, toujours robuste malgré son âge, et qui se rendait utile auprès de la cité. </text:p>
      <text:p text:style-name="P2"><text:tab/>Ce soir là il termine un peu plus tard, le temps de réparer la pioche d'un client qu'il apprécie, Telnyr. Il ferme sa forge, qui est aussi sa demeure, et part pour le Pied pour livrer lui-même cette pioche. Pendant la descente par l'élévateur il a toujours le temps de contempler les taudis vus d'en haut, et de se sentir coupable d'être plus aisé tout simplement parce qu'il avait eu la chance d'être né dans l'Anneau. Aussi il faisait toujours payer les mineurs un peu moins cher que ce qu'il devrait, et trouvait toujours un petit peu de travail supplémentaire pour gagner assez. </text:p>
      <text:p text:style-name="P2"><text:tab/>Arrivé en bas il il prend la route de chez Telnyr, saluant sur le chemin quelques têtes connues, tous souriants à sa vue malgré leur condition précaire. Tous sauf son client. Lui qui est pourtant d'habitude si chaleureux et enclin à la plaisanterie, il est aujourd'hui morne, le teint terne. Thanor lui demande alors ce qu'il se passe, et Telnyr lui répond: </text:p>
      <text:p text:style-name="P2">"Je ne sais pas, j'étais parti à la mine, ce matin, comme d'habitude, je me souviens m'y rendre, et d'un coup plus rien. Je ne me souviens que de me retrouver au milieu d'une assez petite galerie, pleine de vaporine jaune. Et depuis ce moment je me sens mal, mal comme je n'ai jamais été, comme j'ai l'mpression que personne ne pourra jamais être."</text:p>
      <text:p text:style-name="P2"><text:tab/>Thanor le remercie pour son temps, lui remets sa pioche et lui souhaite de se rétablir rapidement, et lui donne un peu d'argent pour sa peine. Il retourne chez lui, remuant tout cela dans sa tête, cherchant des explications au malheur de son camarade. Il décide alors de ressortir de chez lui pour aller faire le tour de l'Anneau à la recherche de renseignements, quelqu'ils soient. Il va voir plusieurs de ses connaissances et leur explique la situation, mais ils n'ont jamais entendu parler d'une telle chose et ne lui sont d'aucune aide. Il rentre donc chez lui sans aucune information sur cette affaire qui l'intrigue de plus en plus. <text:s/></text:p>
      <text:p text:style-name="P2"><text:tab/>Le lendemain, un messager vient à la forge chercher Thanor, sur ordre de Belod lui-même, en lui disant de le suivre jusqu'au palais, en agissant discrètement. Thanor, plus curieux qu'inquiet, accepte sans opposer de résistance et suit le messager. Il n'était jamais monté dans le Chapeau, aussi il a hâte d'en arpenter les rues. L'élévateur est bien moin haut mais bie plus large que celui d'en bas, car il est fait pour accueillir bien plus de monde. C'est pour lui un sentiment étrange que de voir l'Anneau d'en haut. Et il n'est pas déçu, tout est plus lumineux, plus ordonné, les bâtiments sont plus sophistiqués, plus grands, les gens, moins nombreux, sont mieux habillés et sont tous souriants et joyeux. Il se trouvent en fait sur le chemin principal, au bout duquel il voit le palais, pas exagérément grand mais magnifique. Il continuent ainsi leur route jusqu'au salon du palais où Belod les attend.</text:p>
      <text:p text:style-name="P2"><text:tab/>Thanor ne l'avait jamais vu de ses propres yeux auparavant, seulement sur quelques affiches placardées pour maintenir sa popularité. Il se faisait vieux, mais se portait toujours très bien, son corps était fiable et son esprit clair. Il fait signe à Thanor de s'assoir avec lui et ouvre la conversation, en parlant très lentement, comme si le souffle lui manquait:</text:p>
      <text:p text:style-name="P2">"-Que faisais tu, avant de forger, Thanor?</text:p>
      <text:p text:style-name="P2">-J'ai suivi l'éducation normale et j'allais à la forge de mon père à la fin de ma journée, pour apprendre son métier, car il n'arrêtait pas de me dire qu'un jour ce serait mon tour.</text:p>
      <text:p text:style-name="P2">-Et n'as-tu jamais voulu ...faire autre chose?</text:p>
      <text:p text:style-name="P2">-Ma foi non... Enfin il y a peut être quelque chose. Une fois, j'avais participé à une des expéditions pour exterminer les homme-taupes, et je dois avouer que cette semaine d'aventure était plus... <text:soft-page-break/>grisante qu'une semaine à la forge.</text:p>
      <text:p text:style-name="P2">-Oui... je me souviens de cette mission, nous avions ...envoyés dix hommes volontaires... Combien sont revenus?</text:p>
      <text:p text:style-name="P2">-Deux, un livreur, et moi, mais pas indemne.</text:p>
      <text:p text:style-name="P2">-C'est donc de là que te viens ce... manque. Cependant tu sembles donc tout à fait apte à ce que je... prévois pour toi. Vois-tu nous avons exploré cette grotte dans ses moindres recoins, de fond en comble. Mais aucun d'entre nous n'a eu le... courage de retourner à la Surface, de simplement explorer ce qui était autrefois... notre terre. Et c'est là une chance que je t'offre, deviens le premier Jaai... à remonter, retrouve cette sensation que tu as eu lors de cette expédition. Tu me paraîs être le plus capable de nos hommes... Qu'en dis-tu, forgeron?</text:p>
      <text:p text:style-name="P2">-J'en serais très honoré, mais je suis estropié et je me fais vieux, et je ne suis pas sûr de supporter un tel périple, surtout si le blizzard est aussi violent que ce que l'on raconte.</text:p>
      <text:p text:style-name="P2">-Il l'est bien plus encore, mais ne t'en fais pas pour ça, si tu acceptes cette mission, je me chargerai de te... mettre à niveau. Alors?</text:p>
      <text:p text:style-name="P2">-Puis-je vraiment refuser?"</text:p>
      <text:p text:style-name="P2"><text:tab/>Belod s'amuse de cette réponse de la part Thanor, et l'emmène dans une salle, au sous-sol du palais. Il s'agit d'un atelier, où plusieurs ingénieurs travaillent sur des petites pièces d'un objet qu'ils disent être au fond de la salle. En effet, au fond de cet atelier se trouve, derrière une vitrine, une sorte d'armure, un plastron une épaulière et des bottes, faites d'un métal rougeoyant ressemblant à du cuivre. Sur le haut du plastron se trouve une ouverture, et sur le bas un tube en verre qui semble pouvoir s'ouvrir à l'aide d'un bouton.</text:p>
      <text:p text:style-name="P2">"-Je pense que ceci pourrait t'aider." dit Belod à Thanor qui semblait émerveillé devant l'armure.</text:p>
      <text:p text:style-name="P2">"-Les ingénieurs travaillent à... remplacer ton bras, d'ici demain il sera prêt. Cependant j'ai pensé que tu forgerais toi-même tes... armes, nous te fournirons tout l'acier qu'il te faudra. Cela te convient-il?"</text:p>
      <text:p text:style-name="P2"><text:tab/>Thanor acquiesca, ne sachant quoi répondre, il était si surpris de ce qui lui arrivait. Il se met en route pour sa forge, ayant une semaine pour forger ses lames, il doit s'y atteler le plus vite possible.</text:p>
      <text:p text:style-name="P2"/>
      <text:p text:style-name="P2"><text:tab/>La semaine passa et Thanor avait tout juste fini son labeur : il avait forgé deux rapières identiques, parfaitement équilibrées, dont la garde représentait un croissant de lune noir pour l'une et blanche pour l'autre.<text:line-break/><text:tab/>Thanor se met en route pour le palais, où Belod l'attend. Une fois là-bas, Belod le guide jusqu'à l'entrée du tunnel qui le mènera à la sortie. Il lui fournit des vêtements un peu plus chauds, un sac d'éternelles et de l'eau. Il sort de son paquetage un bras mécanique, lui aussi couleur cuivre, qui correspond parfaitement a l'avant-bras manquant de Thanor. </text:p>
      <text:p text:style-name="P2">"-Les ingénieurs m'ont dit que ce ne sera pas... agréable..."</text:p>
      <text:p text:style-name="P2">En effet à l'extrémité du bras il y avait une dizaines de pointes qu'il fallait apparamment enfoncer directement dans la chair du bras perdu. Thanor s'exécute, pleure mais ne hurle pas lorsqu'il sent tout son corps le brûler soudainement, comme si tous ses muscles se déchiraient et tous ses os se brisaient. Il tombe a genou, et se rattrappe instinctivement avec ses deux mains. La prothèse est, en quelques instants, parfaitement fonctionnelle, bien qu'il aie encore quelques douleurs, sa joie de retrouver son bras les efface toutes. Il avait peur que ce bras mécanique ne soit qu'une folie des ingénieurs, et qu'il aie forgé une de ses épées pour rien, mais à présent il les tient toutes les deux et les manie aussi bien qu'autrefois. Belod sort ensuite le plastron, et lui en explique les détails.</text:p>
      <text:p text:style-name="P2">"-Nous avons rempli l'armure de minuscule lames, dont une... partie pourra être éjectée à l'aide de ce levier... Tu as déjà remarqué ce tube l'autre fois... Il est relié à ces câbles, que tu devras laisser s'agripper à ton torse. Cela peut te sembler... étrange, mais cela se fera naturellement... Dans le tube je mettrai ces petits cristaux bleus. Lorsque tu... revêtira l'armure, tu sentira comme un... <text:soft-page-break/>échange entre les pierres et toi, et tu deviendra alors plus...calme, alors que tu verras les pierres devenir rouges... Et ainsi quand ta colère montera, elle sera absorbé par les... cristaux, qui te permettront ainsi de toujours garder la tête...froide. Essaye-la."</text:p>
      <text:p text:style-name="P2"><text:tab/>Thanor enfile l'armure et sent en effet les tentacules se glisser sous sa chemises et s'incruster autour de son coeur, et alors il ressent un calme profond, tout devient paisible autour de lui, alors qu'il commençait à prendre Belod pour un fou, il le remercie et lui demande comment une telle chose est possible, ce à quoi il lui répond qu'il le saurait bien assez tôt. Thanor termine de s'équiper en mettant les bottes et en accrochant ses armes à sa ceinture, toujours fasciné pour son nouveau bras et son incroyable armure. Il remercie encore Belod pour sa confiance et ses cadeaux, attrape la torche qu'il lui tend puis tourne les talons et s'enfonce dans le tunnel sans se retourner.</text:p>
      <text:p text:style-name="P2"/>
      <text:p text:style-name="P2"/>
      <text:p text:style-name="P2"/>
      <text:p text:style-name="P2"/>
      <text:p text:style-name="P2"/>
      <text:p text:style-name="P2"/>
      <text:p text:style-name="P2"/>
      <text:p text:style-name="P2"/>
      <text:p text:style-name="P2"/>
      <text:p text:style-name="P2"/>
      <text:p text:style-name="P2"/>
      <text:p text:style-name="P2"><text:tab/>Mention spéciale </text:p>
      <text:p text:style-name="P2">Donc tout ça c'est le point de vue du héros, donc du joueur. En fait quand Thanor a interrogé des gens au sujet de l'histoire de son pote le mineur, il s'avère que l'un d'entre eux était un Revendeur, et il est donc allé avertir Vali, qui a donc fait le nécessaire pour se débarasser de Thanor, et donc protéger l'ordre et la cité. Belod ne sait rien de ce qu'il y a en Surface, il pense juste que le froid le tuera. Vali aura en fait prévenu Haljin de la venue de Thanor, et lui aura demandé de l'éliminer, ce qui lui serait profitable aussi. Tout ça se déroulerait encore avant le jeu, ça serait par exemple la cinématique d'intro ou que sais-je encor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H48M6S</meta:editing-duration>
    <meta:editing-cycles>6</meta:editing-cycles>
    <meta:generator>OpenOffice.org/3.3$Win32 OpenOffice.org_project/330m20$Build-9567</meta:generator>
    <dc:date>2013-11-13T22:12:25.73</dc:date>
    <meta:document-statistic meta:table-count="0" meta:image-count="0" meta:object-count="0" meta:page-count="3" meta:paragraph-count="30" meta:word-count="1715" meta:character-count="9922"/>
    <meta:user-defined meta:name="Info 1"/>
    <meta:user-defined meta:name="Info 2"/>
    <meta:user-defined meta:name="Info 3"/>
    <meta:user-defined meta:name="Info 4"/>
  </office:meta>
</office:document-meta>
</file>